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, Arial"/>
    <style:font-face style:name="Arial" svg:font-family="Arial, 'Trebuchet MS', Helvetica, sans-serif"/>
    <style:font-face style:name="Helvetica Neue" svg:font-family="'Helvetica Neue', Helvetic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rsid="00158d9e" officeooo:paragraph-rsid="00158d9e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 New Roman1" fo:font-size="12pt" officeooo:rsid="00158d9e" officeooo:paragraph-rsid="00158d9e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fo:font-variant="normal" fo:text-transform="none" fo:color="#444444" style:font-name="Helvetica Neue" fo:font-size="10.5pt" fo:letter-spacing="normal" fo:font-style="normal" fo:font-weight="normal" officeooo:rsid="00158d9e" officeooo:paragraph-rsid="00158d9e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color="#333333" style:font-name="Arial" fo:font-size="9pt" fo:letter-spacing="normal" fo:font-style="italic" fo:font-weight="normal"/>
    </style:style>
    <style:style style:name="P6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color="#333333" fo:letter-spacing="normal"/>
    </style:style>
    <style:style style:name="P7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1.249cm" style:auto-text-indent="false"/>
      <style:text-properties fo:font-variant="normal" fo:text-transform="none" fo:color="#444444" style:font-name="Times New Roman" fo:font-size="14pt" fo:letter-spacing="normal" fo:font-style="normal" fo:font-weight="normal" officeooo:paragraph-rsid="00189ad4" style:font-name-asian="Times New Roman" style:font-size-asian="14pt" style:language-asian="ru" style:country-asian="RU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1.27cm" style:auto-text-indent="false"/>
      <style:text-properties fo:font-variant="normal" fo:text-transform="none" fo:color="#444444" style:font-name="Times New Roman" fo:font-size="14pt" fo:letter-spacing="normal" fo:font-style="normal" fo:font-weight="normal" officeooo:paragraph-rsid="00189ad4" style:font-name-asian="Times New Roman" style:font-size-asian="14pt" style:language-asian="ru" style:country-asian="RU" style:font-name-complex="Times New Roman" style:font-size-complex="14pt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444444" style:font-name="Arial Unicode MS" fo:font-size="11pt" fo:letter-spacing="normal" fo:font-style="normal" fo:font-weight="normal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Times New Roman1" fo:font-size="12pt" officeooo:rsid="00158d9e" officeooo:paragraph-rsid="001a5d1a" style:font-size-asian="12pt" style:font-size-complex="12pt"/>
    </style:style>
    <style:style style:name="P11" style:family="paragraph" style:parent-style-name="Preformatted_20_Text">
      <style:paragraph-properties fo:line-height="150%" fo:text-align="justify" style:justify-single-word="false"/>
      <style:text-properties style:font-name="Times New Roman1" fo:font-size="12pt" officeooo:rsid="00158d9e" officeooo:paragraph-rsid="00158d9e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1" fo:font-size="12pt" officeooo:rsid="00158d9e" officeooo:paragraph-rsid="00189ad4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1" fo:font-size="12pt" officeooo:rsid="001a5d1a" officeooo:paragraph-rsid="001a5d1a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1" fo:font-size="12pt" officeooo:rsid="001cde22" officeooo:paragraph-rsid="00158d9e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1" fo:font-size="12pt" officeooo:rsid="001f8097" officeooo:paragraph-rsid="0027f751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1" fo:font-size="12pt" officeooo:rsid="00158d9e" officeooo:paragraph-rsid="0025dd70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1" fo:font-size="12pt" officeooo:rsid="00158d9e" officeooo:paragraph-rsid="00158d9e" style:font-size-asian="12pt" style:font-size-complex="12pt"/>
    </style:style>
    <style:style style:name="P1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1" fo:font-size="12pt" officeooo:rsid="00158d9e" officeooo:paragraph-rsid="00158d9e" style:font-size-asian="12pt" style:font-size-complex="12pt"/>
    </style:style>
    <style:style style:name="T1" style:family="text">
      <style:text-properties officeooo:rsid="0017312a"/>
    </style:style>
    <style:style style:name="T2" style:family="text">
      <style:text-properties style:font-name="Arial Unicode MS" fo:font-size="11pt"/>
    </style:style>
    <style:style style:name="T3" style:family="text">
      <style:text-properties fo:font-variant="normal" fo:text-transform="none" fo:color="#444444" style:font-name="Arial Unicode MS" fo:font-size="11pt" fo:letter-spacing="normal" fo:font-style="normal" fo:font-weight="normal"/>
    </style:style>
    <style:style style:name="T4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0077bb" style:text-line-through-style="none" style:text-line-through-type="none" style:font-name="Arial Unicode MS" fo:font-size="11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189ad4"/>
    </style:style>
    <style:style style:name="T7" style:family="text">
      <style:text-properties style:font-name="Arial" fo:font-size="9pt" fo:font-style="italic" fo:font-weight="normal"/>
    </style:style>
    <style:style style:name="T8" style:family="text">
      <style:text-properties officeooo:rsid="001b63e7"/>
    </style:style>
    <style:style style:name="T9" style:family="text">
      <style:text-properties officeooo:rsid="001e5f84"/>
    </style:style>
    <style:style style:name="T10" style:family="text">
      <style:text-properties officeooo:rsid="001f8097"/>
    </style:style>
    <style:style style:name="T11" style:family="text">
      <style:text-properties officeooo:rsid="0020c2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ЗЫВ</text:p>
      <text:p text:style-name="P1">руководителя на специалистскую работу</text:p>
      <text:p text:style-name="P2"/>
      <text:p text:style-name="P18">Студентки гр.722</text:p>
      <text:p text:style-name="P17">Мейта Марины Валерьевны</text:p>
      <text:p text:style-name="P16">Томского государственного университета систем управления и радиоэлектроники (ТУСУР)</text:p>
      <text:p text:style-name="P17">Наименование темы специалистской работы: Определение авторства исходного кода.</text:p>
      <text:p text:style-name="P14"/>
      <text:p text:style-name="P15">Работа представляет собой <text:span text:style-name="T9">самостоятельное законченное исследование по теме определения авторства исходного кода программ </text:span>на языке С/С++.<text:span text:style-name="T9"> В процессе выполнения работы применялись современные методы и подходы машинного обучения, были успешно выполнены все поставленные задачи, произведен подробный обзор существующих научных исследований в области деанонимизации программистов, а также грамотно представлены полученные результаты </text:span>классификации авторов, сформулированы выводы по итогам работы<text:span text:style-name="T9">. </text:span></text:p>
      <text:p text:style-name="P15"><text:span text:style-name="T9">Студенткой были продемонстрированы отличные навыки аналитического мышления, работы с научно-техническими источниками информации на иностранном языке, а также способность успешно применять языки, системы и инструментальные средства программирования для решения профессиональных задач.</text:span></text:p>
      <text:p text:style-name="P13"><text:span text:style-name="T8">Работа выполнена на высоком теоретическом и практическом уровнях, о</text:span>формление <text:s/><text:span text:style-name="T8">с</text:span>оответств<text:span text:style-name="T8">ует</text:span> требуемым стандартам.</text:p>
      <text:p text:style-name="P12">Выпускная квалификационная работа заслуживает оценку «<text:span text:style-name="T6">отлично</text:span>», а студент<text:span text:style-name="T10">ка</text:span> Мейта М.В. присвоения квалификации <text:span text:style-name="T1">специалиста по защите информации. </text:span></text:p>
      <text:p text:style-name="P2"/>
      <text:p text:style-name="P2">Романов Александр Сергеевич, кандидат технических наук, доцент кафедры БИС</text:p>
      <text:p text:style-name="P2">«___»___________2017 г.<text:tab/><text:tab/><text:tab/><text:tab/><text:tab/>Подпись _________________________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, Arial"/>
    <style:font-face style:name="Arial" svg:font-family="Arial, 'Trebuchet MS', Helvetica, sans-serif"/>
    <style:font-face style:name="Helvetica Neue" svg:font-family="'Helvetica Neue', Helvetic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23:58:56.660489123</dc:date>
    <meta:editing-duration>PT21H13M4S</meta:editing-duration>
    <meta:editing-cycles>14</meta:editing-cycles>
    <meta:generator>LibreOffice/5.2.2.2$Linux_X86_64 LibreOffice_project/20m0$Build-2</meta:generator>
    <meta:document-statistic meta:table-count="0" meta:image-count="0" meta:object-count="0" meta:page-count="1" meta:paragraph-count="12" meta:word-count="153" meta:character-count="1409" meta:non-whitespace-character-count="1261"/>
  </office:meta>
</office:document-meta>
</file>